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2.9689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2.6154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start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fo:background-color="#808080" fo:border="0.06pt solid 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4c7dc" style:text-align-source="fix" style:repeat-content="false" fo:border="0.06pt solid #000000" style:rotation-angle="90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ffff38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808080" fo:border="0.74pt solid #999999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0.74pt solid #999999"/>
    </style:style>
    <style:style style:name="ce43" style:family="table-cell" style:parent-style-name="Default">
      <style:table-cell-properties fo:border="0.74pt solid #999999"/>
    </style:style>
    <style:style style:name="ce44" style:family="table-cell" style:parent-style-name="Default" style:data-style-name="N0">
      <style:table-cell-properties fo:background-color="#808080" style:text-align-source="fix" style:repeat-content="false" fo:border="0.74pt solid #999999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74pt solid #999999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74pt solid #999999" style:vertical-align="automatic"/>
      <style:paragraph-properties fo:text-align="center"/>
      <style:text-properties fo:color="#ffffff" fo:font-weight="bold" style:font-weight-asian="bold" style:font-weight-complex="bold"/>
      <style:map style:condition="cell-content()&lt;1" style:apply-style-name="Accent" style:base-cell-address="Classification.E1"/>
      <style:map style:condition="cell-content()&gt;25" style:apply-style-name="Accent" style:base-cell-address="Classification.E1"/>
      <style:map style:condition="cell-content()&lt;8" style:apply-style-name="Untitled4" style:base-cell-address="Classification.E1"/>
      <style:map style:condition="cell-content-is-between(8,9)" style:apply-style-name="Untitled5" style:base-cell-address="Classification.E1"/>
      <style:map style:condition="cell-content-is-between(10,25)" style:apply-style-name="Untitled7" style:base-cell-address="Classification.E1"/>
    </style:style>
    <style:style style:name="ce47" style:family="table-cell" style:parent-style-name="Default">
      <style:table-cell-properties fo:border="0.74pt solid #999999"/>
      <style:map style:condition="cell-content()&lt;1" style:apply-style-name="Accent" style:base-cell-address="Classification.E1"/>
      <style:map style:condition="cell-content()&gt;25" style:apply-style-name="Accent" style:base-cell-address="Classification.E1"/>
      <style:map style:condition="cell-content()&lt;8" style:apply-style-name="Untitled4" style:base-cell-address="Classification.E1"/>
      <style:map style:condition="cell-content-is-between(8,9)" style:apply-style-name="Untitled5" style:base-cell-address="Classification.E1"/>
      <style:map style:condition="cell-content-is-between(10,25)" style:apply-style-name="Untitled7" style:base-cell-address="Classification.E1"/>
    </style:style>
    <style:style style:name="ce48" style:family="table-cell" style:parent-style-name="Default" style:data-style-name="N0">
      <style:table-cell-properties style:text-align-source="fix" style:repeat-content="false" fo:border="0.74pt solid #999999" style:vertical-align="automatic"/>
      <style:paragraph-properties fo:text-align="center"/>
      <style:map style:condition="cell-content()&lt;1" style:apply-style-name="Accent" style:base-cell-address="Classification.E1"/>
      <style:map style:condition="cell-content()&gt;25" style:apply-style-name="Accent" style:base-cell-address="Classification.E1"/>
      <style:map style:condition="cell-content()&lt;8" style:apply-style-name="Untitled4" style:base-cell-address="Classification.E1"/>
      <style:map style:condition="cell-content-is-between(8,9)" style:apply-style-name="Untitled5" style:base-cell-address="Classification.E1"/>
      <style:map style:condition="cell-content-is-between(10,25)" style:apply-style-name="Untitled7" style:base-cell-address="Classification.E1"/>
    </style:style>
    <style:style style:name="ce50" style:family="table-cell" style:parent-style-name="Default" style:data-style-name="N0">
      <style:table-cell-properties fo:background-color="#808080" style:text-align-source="fix" style:repeat-content="false" fo:border="0.74pt solid #999999"/>
      <style:paragraph-properties fo:text-align="center" fo:margin-left="0in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74pt solid #999999"/>
      <style:paragraph-properties fo:text-align="center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fini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bability: how big is the chance a failure occurs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Occurrence</text:p>
          </table:table-cell>
          <table:table-cell table:style-name="ce9" office:value-type="string" calcext:value-type="string">
            <text:p>Classification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Score</text:p>
          </table:table-cell>
          <table:covered-table-cell/>
          <table:table-cell table:style-name="ce39" office:value-type="string" calcext:value-type="string" table:number-columns-spanned="5" table:number-rows-spanned="1">
            <text:p>Severity</text:p>
          </table:table-cell>
          <table:covered-table-cell table:number-columns-repeated="4"/>
          <table:table-cell table:number-columns-repeated="1637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&gt; 10%</text:p>
          </table:table-cell>
          <table:table-cell table:style-name="ce7" office:value-type="string" calcext:value-type="string">
            <text:p>Very high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(PxS)</text:p>
          </table:table-cell>
          <table:covered-table-cell/>
          <table:table-cell table:style-name="ce4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% … 10%</text:p>
          </table:table-cell>
          <table:table-cell table:style-name="ce7" office:value-type="string" calcext:value-type="string">
            <text:p>High</text:p>
          </table:table-cell>
          <table:table-cell table:number-columns-repeated="2"/>
          <table:table-cell table:style-name="ce34" office:value-type="string" calcext:value-type="string" table:number-columns-spanned="1" table:number-rows-spanned="5">
            <text:p>Probability</text:p>
          </table:table-cell>
          <table:table-cell table:style-name="ce38" office:value-type="float" office:value="5" calcext:value-type="float">
            <text:p>5</text:p>
          </table:table-cell>
          <table:table-cell table:style-name="ce35" table:formula="of:=[.I$4]*[.$H5]" office:value-type="float" office:value="5" calcext:value-type="float">
            <text:p>5</text:p>
          </table:table-cell>
          <table:table-cell table:style-name="ce37" table:formula="of:=[.J$4]*[.$H5]" office:value-type="float" office:value="10" calcext:value-type="float">
            <text:p>10</text:p>
          </table:table-cell>
          <table:table-cell table:style-name="ce37" table:formula="of:=[.K$4]*[.$H5]" office:value-type="float" office:value="15" calcext:value-type="float">
            <text:p>15</text:p>
          </table:table-cell>
          <table:table-cell table:style-name="ce37" table:formula="of:=[.L$4]*[.$H5]" office:value-type="float" office:value="20" calcext:value-type="float">
            <text:p>20</text:p>
          </table:table-cell>
          <table:table-cell table:style-name="ce37" table:formula="of:=[.M$4]*[.$H5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1%...1%</text:p>
          </table:table-cell>
          <table:table-cell table:style-name="ce7" office:value-type="string" calcext:value-type="string">
            <text:p>Moderate</text:p>
          </table:table-cell>
          <table:table-cell table:number-columns-repeated="2"/>
          <table:covered-table-cell/>
          <table:table-cell table:style-name="ce38" office:value-type="float" office:value="4" calcext:value-type="float">
            <text:p>4</text:p>
          </table:table-cell>
          <table:table-cell table:style-name="ce35" table:formula="of:=[.I$4]*[.$H6]" office:value-type="float" office:value="4" calcext:value-type="float">
            <text:p>4</text:p>
          </table:table-cell>
          <table:table-cell table:style-name="ce36" table:formula="of:=[.J$4]*[.$H6]" office:value-type="float" office:value="8" calcext:value-type="float">
            <text:p>8</text:p>
          </table:table-cell>
          <table:table-cell table:style-name="ce37" table:formula="of:=[.K$4]*[.$H6]" office:value-type="float" office:value="12" calcext:value-type="float">
            <text:p>12</text:p>
          </table:table-cell>
          <table:table-cell table:style-name="ce37" table:formula="of:=[.L$4]*[.$H6]" office:value-type="float" office:value="16" calcext:value-type="float">
            <text:p>16</text:p>
          </table:table-cell>
          <table:table-cell table:style-name="ce37" table:formula="of:=[.M$4]*[.$H6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1%...0.1%</text:p>
          </table:table-cell>
          <table:table-cell table:style-name="ce7" office:value-type="string" calcext:value-type="string">
            <text:p>Low</text:p>
          </table:table-cell>
          <table:table-cell table:number-columns-repeated="2"/>
          <table:covered-table-cell/>
          <table:table-cell table:style-name="ce38" office:value-type="float" office:value="3" calcext:value-type="float">
            <text:p>3</text:p>
          </table:table-cell>
          <table:table-cell table:style-name="ce35" table:formula="of:=[.I$4]*[.$H7]" office:value-type="float" office:value="3" calcext:value-type="float">
            <text:p>3</text:p>
          </table:table-cell>
          <table:table-cell table:style-name="ce35" table:formula="of:=[.J$4]*[.$H7]" office:value-type="float" office:value="6" calcext:value-type="float">
            <text:p>6</text:p>
          </table:table-cell>
          <table:table-cell table:style-name="ce36" table:formula="of:=[.K$4]*[.$H7]" office:value-type="float" office:value="9" calcext:value-type="float">
            <text:p>9</text:p>
          </table:table-cell>
          <table:table-cell table:style-name="ce37" table:formula="of:=[.L$4]*[.$H7]" office:value-type="float" office:value="12" calcext:value-type="float">
            <text:p>12</text:p>
          </table:table-cell>
          <table:table-cell table:style-name="ce37" table:formula="of:=[.M$4]*[.$H7]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&lt; 0.01%</text:p>
          </table:table-cell>
          <table:table-cell table:style-name="ce7" office:value-type="string" calcext:value-type="string">
            <text:p>Very low</text:p>
          </table:table-cell>
          <table:table-cell table:number-columns-repeated="2"/>
          <table:covered-table-cell/>
          <table:table-cell table:style-name="ce38" office:value-type="float" office:value="2" calcext:value-type="float">
            <text:p>2</text:p>
          </table:table-cell>
          <table:table-cell table:style-name="ce35" table:formula="of:=[.I$4]*[.$H8]" office:value-type="float" office:value="2" calcext:value-type="float">
            <text:p>2</text:p>
          </table:table-cell>
          <table:table-cell table:style-name="ce35" table:formula="of:=[.J$4]*[.$H8]" office:value-type="float" office:value="4" calcext:value-type="float">
            <text:p>4</text:p>
          </table:table-cell>
          <table:table-cell table:style-name="ce35" table:formula="of:=[.K$4]*[.$H8]" office:value-type="float" office:value="6" calcext:value-type="float">
            <text:p>6</text:p>
          </table:table-cell>
          <table:table-cell table:style-name="ce36" table:formula="of:=[.L$4]*[.$H8]" office:value-type="float" office:value="8" calcext:value-type="float">
            <text:p>8</text:p>
          </table:table-cell>
          <table:table-cell table:style-name="ce37" table:formula="of:=[.M$4]*[.$H8]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number-columns-repeated="6"/>
          <table:covered-table-cell/>
          <table:table-cell table:style-name="ce38" office:value-type="float" office:value="1" calcext:value-type="float">
            <text:p>1</text:p>
          </table:table-cell>
          <table:table-cell table:style-name="ce35" table:formula="of:=[.I$4]*[.$H9]" office:value-type="float" office:value="1" calcext:value-type="float">
            <text:p>1</text:p>
          </table:table-cell>
          <table:table-cell table:style-name="ce35" table:formula="of:=[.J$4]*[.$H9]" office:value-type="float" office:value="2" calcext:value-type="float">
            <text:p>2</text:p>
          </table:table-cell>
          <table:table-cell table:style-name="ce35" table:formula="of:=[.K$4]*[.$H9]" office:value-type="float" office:value="3" calcext:value-type="float">
            <text:p>3</text:p>
          </table:table-cell>
          <table:table-cell table:style-name="ce35" table:formula="of:=[.L$4]*[.$H9]" office:value-type="float" office:value="4" calcext:value-type="float">
            <text:p>4</text:p>
          </table:table-cell>
          <table:table-cell table:style-name="ce35" table:formula="of:=[.M$4]*[.$H9]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/>
          <table:table-cell table:style-name="ce2" office:value-type="string" calcext:value-type="string">
            <text:p>Severity of effect when failure occurs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Rating</text:p>
          </table:table-cell>
          <table:table-cell table:style-name="ce11" office:value-type="string" calcext:value-type="string" table:number-columns-spanned="2" table:number-rows-spanned="1">
            <text:p>Classification</text:p>
          </table:table-cell>
          <table:covered-table-cell/>
          <table:table-cell table:number-columns-repeated="2"/>
          <table:table-cell table:style-name="ce35" office:value-type="string" calcext:value-type="string" table:number-columns-spanned="4" table:number-rows-spanned="1">
            <text:p>Requires light testing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Very high, system unusable, loss of data, <text:span text:style-name="T1">harmful</text:span> to user</text:p>
          </table:table-cell>
          <table:covered-table-cell/>
          <table:table-cell table:number-columns-repeated="2"/>
          <table:table-cell table:style-name="ce36" office:value-type="string" calcext:value-type="string" table:number-columns-spanned="4" table:number-rows-spanned="1">
            <text:p>Requires moderate testing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High, loss of <text:span text:style-name="T1">functionality</text:span>, becomes <text:span text:style-name="T1">harmful</text:span> to user</text:p>
          </table:table-cell>
          <table:covered-table-cell/>
          <table:table-cell table:number-columns-repeated="2"/>
          <table:table-cell table:style-name="ce37" office:value-type="string" calcext:value-type="string" table:number-columns-spanned="4" table:number-rows-spanned="1">
            <text:p>Requires intensive testing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Moderate, major effect, user dissatisfied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Low, minor effect on performance, work around availabl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Very low, <text:span text:style-name="T1">unnoticeable</text:span> to the user</text:p>
          </table:table-cell>
          <table:covered-table-cell/>
          <table:table-cell table:number-columns-repeated="16380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lassification" table:style-name="ta2">
        <office:forms form:automatic-focus="false" form:apply-design-mode="false"/>
        <table:table-column table:style-name="co6" table:default-cell-style-name="ce42"/>
        <table:table-column table:style-name="co7" table:default-cell-style-name="ce42"/>
        <table:table-column table:style-name="co8" table:number-columns-repeated="2" table:default-cell-style-name="ce45"/>
        <table:table-column table:style-name="co8" table:default-cell-style-name="ce48"/>
        <table:table-column table:style-name="co8" table:default-cell-style-name="ce42"/>
        <table:table-column table:style-name="co8" table:number-columns-repeated="2" table:default-cell-style-name="ce51"/>
        <table:table-column table:style-name="co1" table:number-columns-repeated="16376" table:default-cell-style-name="ce42"/>
        <table:table-row table:style-name="ro1">
          <table:table-cell table:style-name="ce41" office:value-type="string" calcext:value-type="string">
            <text:p>Group</text:p>
          </table:table-cell>
          <table:table-cell table:style-name="ce41" office:value-type="string" calcext:value-type="string">
            <text:p>Feature</text:p>
          </table:table-cell>
          <table:table-cell table:style-name="ce44" office:value-type="string" calcext:value-type="string">
            <text:p>Probability</text:p>
          </table:table-cell>
          <table:table-cell table:style-name="ce44" office:value-type="string" calcext:value-type="string">
            <text:p>Severity</text:p>
          </table:table-cell>
          <table:table-cell table:style-name="ce46" office:value-type="string" calcext:value-type="string">
            <text:p>Score</text:p>
          </table:table-cell>
          <table:table-cell table:style-name="ce41"/>
          <table:table-cell table:style-name="ce50" office:value-type="string" calcext:value-type="string">
            <text:p>Unit test</text:p>
          </table:table-cell>
          <table:table-cell table:style-name="ce50" office:value-type="string" calcext:value-type="string">
            <text:p>GUI test</text:p>
          </table:table-cell>
          <table:table-cell table:style-name="ce41" table:number-columns-repeated="16376"/>
        </table:table-row>
        <table:table-row table:style-name="ro1">
          <table:table-cell table:number-columns-repeated="4"/>
          <table:table-cell table:style-name="ce47"/>
          <table:table-cell table:number-columns-repeated="16379"/>
        </table:table-row>
        <table:table-row table:style-name="ro1">
          <table:table-cell office:value-type="string" calcext:value-type="string">
            <text:p>Generic</text:p>
          </table:table-cell>
          <table:table-cell office:value-type="string" calcext:value-type="string">
            <text:p>Create configur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3]*[.D3]"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og 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4]*[.D4]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og o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7"/>
          <table:table-cell table:number-columns-repeated="16379"/>
        </table:table-row>
        <table:table-row table:style-name="ro1">
          <table:table-cell office:value-type="string" calcext:value-type="string">
            <text:p>API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7]*[.D7]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Import bank transaction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9]*[.D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Reconcile bank transa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D10]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/>
          <table:table-cell table:style-name="ce43" table:number-columns-repeated="4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d account to the chart of accoun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2]*[.D12]"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dit account from the chart of accou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elete account from the chart of accou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d entry to the jour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dit entry from the jour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elete entry from the jour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8" calcext:value-type="float">
            <text:p>8</text:p>
          </table:table-cell>
          <table:table-cell table:number-columns-repeated="16379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lassification.E1:Classification.E10 Classification.E12:Classification.E1048576">
            <calcext:condition calcext:apply-style-name="Accent" calcext:value="&lt;1" calcext:base-cell-address="Classification.E1"/>
            <calcext:condition calcext:apply-style-name="Accent" calcext:value="&gt;25" calcext:base-cell-address="Classification.E1"/>
            <calcext:condition calcext:apply-style-name="Untitled4" calcext:value="&lt;8" calcext:base-cell-address="Classification.E1"/>
            <calcext:condition calcext:apply-style-name="Untitled5" calcext:value="between(8,9)" calcext:base-cell-address="Classification.E1"/>
            <calcext:condition calcext:apply-style-name="Untitled7" calcext:value="between(10,25)" calcext:base-cell-address="Classification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ff8000"/>
    </style:style>
    <style:style style:name="Untitled4" style:family="table-cell" style:parent-style-name="Default">
      <style:table-cell-properties fo:background-color="#81d41a"/>
    </style:style>
    <style:style style:name="Untitled5" style:family="table-cell" style:parent-style-name="Default">
      <style:table-cell-properties fo:background-color="#ffff38"/>
    </style:style>
    <style:style style:name="Untitled6" style:family="table-cell" style:parent-style-name="Default">
      <style:table-cell-properties fo:background-color="#ffbf00"/>
    </style:style>
    <style:style style:name="Untitled7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1:59:34.8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/>
          <text:p/>
        </style:region-left>
      </style:header>
      <style:header-left style:display="false"/>
      <style:header-first>
        <style:region-left>
          <text:p/>
          <text:p/>
        </style:region-left>
      </style:header-first>
      <style:footer>
        <style:region-left>
          <text:p/>
          <text:p/>
        </style:region-left>
      </style:footer>
      <style:footer-left style:display="false"/>
      <style:footer-first>
        <style:region-left>
          <text:p/>
          <text:p/>
        </style:region-left>
      </style:footer-first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van der Pol, Danny</meta:initial-creator>
    <meta:creation-date>2024-10-23T13:59:22Z</meta:creation-date>
    <dc:date>2024-10-27T22:06:24.764000000</dc:date>
    <meta:editing-duration>PT1H45M14S</meta:editing-duration>
    <meta:editing-cycles>9</meta:editing-cycles>
    <meta:document-statistic meta:table-count="2" meta:cell-count="135" meta:object-count="0"/>
    <meta:user-defined meta:name="CUIData">NO</meta:user-defined>
    <meta:user-defined meta:name="CompSens">NO</meta:user-defined>
    <meta:user-defined meta:name="ConfLegPri">NO</meta:user-defined>
    <meta:user-defined meta:name="ECIData">NO</meta:user-defined>
    <meta:user-defined meta:name="IncludeFooter" meta:value-type="string">No</meta:user-defined>
    <meta:user-defined meta:name="PIIData" meta:value-type="string">NO</meta:user-defined>
    <meta:user-defined meta:name="TitusGUID" meta:value-type="string">14ab06cb-8409-4c5c-b771-1c2a94ec3f80</meta:user-defined>
    <meta:user-defined meta:name="UnresCompExt" meta:value-type="string">YES</meta:user-defined>
  </office:meta>
</office:document-meta>
</file>